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int Numbe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Rx 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x_midpoint</text:p>
          </table:table-cell>
          <table:table-cell office:value-type="string" calcext:value-type="string">
            <text:p>y_midpoint</text:p>
          </table:table-cell>
          <table:table-cell office:value-type="string" calcext:value-type="string">
            <text:p>x_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yaw</text:p>
          </table:table-cell>
          <table:table-cell/>
          <table:table-cell office:value-type="string" calcext:value-type="string">
            <text:p>x_dif[Meters]</text:p>
          </table:table-cell>
          <table:table-cell office:value-type="string" calcext:value-type="string">
            <text:p>y_dif[Meters]</text:p>
          </table:table-cell>
          <table:table-cell office:value-type="string" calcext:value-type="string">
            <text:p>yaw_dif[Degrees]</text:p>
          </table:table-cell>
          <table:table-cell table:number-columns-repeated="2"/>
          <table:table-cell office:value-type="string" calcext:value-type="string">
            <text:p>dist_between_do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formula="of:=([.D2]+[.B2])/2" office:value-type="float" office:value="0" calcext:value-type="float">
            <text:p>0</text:p>
          </table:table-cell>
          <table:table-cell table:formula="of:=([.C2]+[.E2])/2" office:value-type="float" office:value="25.25" calcext:value-type="float">
            <text:p>25.25</text:p>
          </table:table-cell>
          <table:table-cell table:formula="of:=([.F2]-[.$F$2])/100" office:value-type="float" office:value="0" calcext:value-type="float">
            <text:p>0</text:p>
          </table:table-cell>
          <table:table-cell table:formula="of:=-([.G2]-[.$G$2])/100" office:value-type="float" office:value="-0" calcext:value-type="float">
            <text:p>0</text:p>
          </table:table-cell>
          <table:table-cell table:formula="of:=DEGREES(ATAN(([.D2]-[.B2])/([.E2]-[.C2])))" office:value-type="float" office:value="0" calcext:value-type="float">
            <text:p>0</text:p>
          </table:table-cell>
          <table:table-cell table:number-columns-repeated="6"/>
          <table:table-cell table:formula="of:=SQRT(([.E2]-[.C2])^2+([.D2]-[.B2])^2)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.2" calcext:value-type="float">
            <text:p>-7.2</text:p>
          </table:table-cell>
          <table:table-cell office:value-type="float" office:value="8.5" calcext:value-type="float">
            <text:p>8.5</text:p>
          </table:table-cell>
          <table:table-cell office:value-type="float" office:value="-10.8" calcext:value-type="float">
            <text:p>-10.8</text:p>
          </table:table-cell>
          <table:table-cell office:value-type="float" office:value="32.75" calcext:value-type="float">
            <text:p>32.75</text:p>
          </table:table-cell>
          <table:table-cell table:formula="of:=([.D3]+[.B3])/2" office:value-type="float" office:value="-9" calcext:value-type="float">
            <text:p>-9</text:p>
          </table:table-cell>
          <table:table-cell table:formula="of:=([.C3]+[.E3])/2" office:value-type="float" office:value="20.625" calcext:value-type="float">
            <text:p>20.625</text:p>
          </table:table-cell>
          <table:table-cell table:formula="of:=([.F3]-[.$F$2])/100" office:value-type="float" office:value="-0.09" calcext:value-type="float">
            <text:p>-0.09</text:p>
          </table:table-cell>
          <table:table-cell table:formula="of:=-([.G3]-[.$G$2])/100" office:value-type="float" office:value="0.04625" calcext:value-type="float">
            <text:p>0.04625</text:p>
          </table:table-cell>
          <table:table-cell table:formula="of:=DEGREES(ATAN(([.D3]-[.B3])/([.E3]-[.C3])))" office:value-type="float" office:value="-8.44409396441035" calcext:value-type="float">
            <text:p>-8.4440939644</text:p>
          </table:table-cell>
          <table:table-cell/>
          <table:table-cell table:formula="of:=[.C25]-[.H3]" office:value-type="float" office:value="-0.00430997223977402" calcext:value-type="float">
            <text:p>-0.0043099722</text:p>
          </table:table-cell>
          <table:table-cell table:formula="of:=[.D25]-[.I3]" office:value-type="float" office:value="-0.0159802116337552" calcext:value-type="float">
            <text:p>-0.0159802116</text:p>
          </table:table-cell>
          <table:table-cell table:formula="of:=[.E25]-[.J3]" office:value-type="float" office:value="-0.463724594678105" calcext:value-type="float">
            <text:p>-0.4637245947</text:p>
          </table:table-cell>
          <table:table-cell table:number-columns-repeated="2"/>
          <table:table-cell table:formula="of:=SQRT(([.E3]-[.C3])^2+([.D3]-[.B3])^2)" office:value-type="float" office:value="24.5157602370394" calcext:value-type="float">
            <text:p>24.515760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.75" calcext:value-type="float">
            <text:p>-7.75</text:p>
          </table:table-cell>
          <table:table-cell office:value-type="float" office:value="9.25" calcext:value-type="float">
            <text:p>9.25</text:p>
          </table:table-cell>
          <table:table-cell office:value-type="float" office:value="-7.7" calcext:value-type="float">
            <text:p>-7.7</text:p>
          </table:table-cell>
          <table:table-cell office:value-type="float" office:value="33.85" calcext:value-type="float">
            <text:p>33.85</text:p>
          </table:table-cell>
          <table:table-cell table:formula="of:=([.D4]+[.B4])/2" office:value-type="float" office:value="-7.725" calcext:value-type="float">
            <text:p>-7.725</text:p>
          </table:table-cell>
          <table:table-cell table:formula="of:=([.C4]+[.E4])/2" office:value-type="float" office:value="21.55" calcext:value-type="float">
            <text:p>21.55</text:p>
          </table:table-cell>
          <table:table-cell table:formula="of:=([.F4]-[.$F$2])/100" office:value-type="float" office:value="-0.07725" calcext:value-type="float">
            <text:p>-0.07725</text:p>
          </table:table-cell>
          <table:table-cell table:formula="of:=-([.G4]-[.$G$2])/100" office:value-type="float" office:value="0.037" calcext:value-type="float">
            <text:p>0.037</text:p>
          </table:table-cell>
          <table:table-cell table:formula="of:=DEGREES(ATAN(([.D4]-[.B4])/([.E4]-[.C4])))" office:value-type="float" office:value="0.1164546760454" calcext:value-type="float">
            <text:p>0.116454676</text:p>
          </table:table-cell>
          <table:table-cell/>
          <table:table-cell table:formula="of:=[.C26]-[.H4]" office:value-type="float" office:value="-0.00197353894743139" calcext:value-type="float">
            <text:p>-0.0019735389</text:p>
          </table:table-cell>
          <table:table-cell table:formula="of:=ABS([.I4]-[.D26])" office:value-type="float" office:value="0.00347650386310069" calcext:value-type="float">
            <text:p>0.0034765039</text:p>
          </table:table-cell>
          <table:table-cell table:formula="of:=[.E26]-[.J4]" office:value-type="float" office:value="-0.129361619215422" calcext:value-type="float">
            <text:p>-0.1293616192</text:p>
          </table:table-cell>
          <table:table-cell table:number-columns-repeated="2"/>
          <table:table-cell table:formula="of:=SQRT(([.E4]-[.C4])^2+([.D4]-[.B4])^2)" office:value-type="float" office:value="24.6000508129557" calcext:value-type="float">
            <text:p>24.600050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1" calcext:value-type="float">
            <text:p>-10.1</text:p>
          </table:table-cell>
          <table:table-cell office:value-type="float" office:value="12.5" calcext:value-type="float">
            <text:p>12.5</text:p>
          </table:table-cell>
          <table:table-cell office:value-type="float" office:value="-11.4" calcext:value-type="float">
            <text:p>-11.4</text:p>
          </table:table-cell>
          <table:table-cell office:value-type="float" office:value="37.1" calcext:value-type="float">
            <text:p>37.1</text:p>
          </table:table-cell>
          <table:table-cell table:formula="of:=([.D5]+[.B5])/2" office:value-type="float" office:value="-10.75" calcext:value-type="float">
            <text:p>-10.75</text:p>
          </table:table-cell>
          <table:table-cell table:formula="of:=([.C5]+[.E5])/2" office:value-type="float" office:value="24.8" calcext:value-type="float">
            <text:p>24.8</text:p>
          </table:table-cell>
          <table:table-cell table:formula="of:=([.F5]-[.$F$2])/100" office:value-type="float" office:value="-0.1075" calcext:value-type="float">
            <text:p>-0.1075</text:p>
          </table:table-cell>
          <table:table-cell table:formula="of:=-([.G5]-[.$G$2])/100" office:value-type="float" office:value="0.00449999999999999" calcext:value-type="float">
            <text:p>0.0045</text:p>
          </table:table-cell>
          <table:table-cell table:formula="of:=DEGREES(ATAN(([.D5]-[.B5])/([.E5]-[.C5])))" office:value-type="float" office:value="-3.02501190756369" calcext:value-type="float">
            <text:p>-3.0250119076</text:p>
          </table:table-cell>
          <table:table-cell/>
          <table:table-cell table:formula="of:=[.C27]-[.H5]" office:value-type="float" office:value="-0.000876985526714016" calcext:value-type="float">
            <text:p>-0.0008769855</text:p>
          </table:table-cell>
          <table:table-cell table:formula="of:=ABS([.I5]-[.D27])" office:value-type="float" office:value="0.0168285507170786" calcext:value-type="float">
            <text:p>0.0168285507</text:p>
          </table:table-cell>
          <table:table-cell table:formula="of:=[.E27]-[.J5]" office:value-type="float" office:value="-0.393048884180208" calcext:value-type="float">
            <text:p>-0.3930488842</text:p>
          </table:table-cell>
          <table:table-cell table:number-columns-repeated="2"/>
          <table:table-cell table:formula="of:=SQRT(([.E5]-[.C5])^2+([.D5]-[.B5])^2)" office:value-type="float" office:value="24.6343256453267" calcext:value-type="float">
            <text:p>24.6343256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1" calcext:value-type="float">
            <text:p>-8.1</text:p>
          </table:table-cell>
          <table:table-cell office:value-type="float" office:value="9.1" calcext:value-type="float">
            <text:p>9.1</text:p>
          </table:table-cell>
          <table:table-cell office:value-type="float" office:value="-6.45" calcext:value-type="float">
            <text:p>-6.45</text:p>
          </table:table-cell>
          <table:table-cell office:value-type="float" office:value="33.6" calcext:value-type="float">
            <text:p>33.6</text:p>
          </table:table-cell>
          <table:table-cell table:formula="of:=([.D6]+[.B6])/2" office:value-type="float" office:value="-7.275" calcext:value-type="float">
            <text:p>-7.275</text:p>
          </table:table-cell>
          <table:table-cell table:formula="of:=([.C6]+[.E6])/2" office:value-type="float" office:value="21.35" calcext:value-type="float">
            <text:p>21.35</text:p>
          </table:table-cell>
          <table:table-cell table:formula="of:=([.F6]-[.$F$2])/100" office:value-type="float" office:value="-0.07275" calcext:value-type="float">
            <text:p>-0.07275</text:p>
          </table:table-cell>
          <table:table-cell table:formula="of:=-([.G6]-[.$G$2])/100" office:value-type="float" office:value="0.039" calcext:value-type="float">
            <text:p>0.039</text:p>
          </table:table-cell>
          <table:table-cell table:formula="of:=DEGREES(ATAN(([.D6]-[.B6])/([.E6]-[.C6])))" office:value-type="float" office:value="3.85287733378491" calcext:value-type="float">
            <text:p>3.8528773338</text:p>
          </table:table-cell>
          <table:table-cell/>
          <table:table-cell table:formula="of:=[.C28]-[.H6]" office:value-type="float" office:value="-0.00517530010535969" calcext:value-type="float">
            <text:p>-0.0051753001</text:p>
          </table:table-cell>
          <table:table-cell table:formula="of:=ABS([.I6]-[.D28])" office:value-type="float" office:value="0.0137567525030672" calcext:value-type="float">
            <text:p>0.0137567525</text:p>
          </table:table-cell>
          <table:table-cell table:formula="of:=[.E28]-[.J6]" office:value-type="float" office:value="-0.302969389577357" calcext:value-type="float">
            <text:p>-0.3029693896</text:p>
          </table:table-cell>
          <table:table-cell table:number-columns-repeated="2"/>
          <table:table-cell table:formula="of:=SQRT(([.E6]-[.C6])^2+([.D6]-[.B6])^2)" office:value-type="float" office:value="24.5554983659465" calcext:value-type="float">
            <text:p>24.5554983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.4" calcext:value-type="float">
            <text:p>-10.4</text:p>
          </table:table-cell>
          <table:table-cell office:value-type="float" office:value="13.6" calcext:value-type="float">
            <text:p>13.6</text:p>
          </table:table-cell>
          <table:table-cell office:value-type="float" office:value="-11.7" calcext:value-type="float">
            <text:p>-11.7</text:p>
          </table:table-cell>
          <table:table-cell office:value-type="float" office:value="38.15" calcext:value-type="float">
            <text:p>38.15</text:p>
          </table:table-cell>
          <table:table-cell table:formula="of:=([.D7]+[.B7])/2" office:value-type="float" office:value="-11.05" calcext:value-type="float">
            <text:p>-11.05</text:p>
          </table:table-cell>
          <table:table-cell table:formula="of:=([.C7]+[.E7])/2" office:value-type="float" office:value="25.875" calcext:value-type="float">
            <text:p>25.875</text:p>
          </table:table-cell>
          <table:table-cell table:formula="of:=([.F7]-[.$F$2])/100" office:value-type="float" office:value="-0.1105" calcext:value-type="float">
            <text:p>-0.1105</text:p>
          </table:table-cell>
          <table:table-cell table:formula="of:=-([.G7]-[.$G$2])/100" office:value-type="float" office:value="-0.00625" calcext:value-type="float">
            <text:p>-0.00625</text:p>
          </table:table-cell>
          <table:table-cell table:formula="of:=DEGREES(ATAN(([.D7]-[.B7])/([.E7]-[.C7])))" office:value-type="float" office:value="-3.03116135053791" calcext:value-type="float">
            <text:p>-3.0311613505</text:p>
          </table:table-cell>
          <table:table-cell/>
          <table:table-cell table:formula="of:=[.C29]-[.H7]" office:value-type="float" office:value="0.00569189265698199" calcext:value-type="float">
            <text:p>0.0056918927</text:p>
          </table:table-cell>
          <table:table-cell table:formula="of:=ABS([.I7]-[.D29])" office:value-type="float" office:value="0.016213893183178" calcext:value-type="float">
            <text:p>0.0162138932</text:p>
          </table:table-cell>
          <table:table-cell table:formula="of:=[.E29]-[.J7]" office:value-type="float" office:value="-0.487567559408868" calcext:value-type="float">
            <text:p>-0.4875675594</text:p>
          </table:table-cell>
          <table:table-cell table:number-columns-repeated="2"/>
          <table:table-cell table:formula="of:=SQRT(([.E7]-[.C7])^2+([.D7]-[.B7])^2)" office:value-type="float" office:value="24.5843954572814" calcext:value-type="float">
            <text:p>24.5843954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.5" calcext:value-type="float">
            <text:p>-7.5</text:p>
          </table:table-cell>
          <table:table-cell office:value-type="float" office:value="2.75" calcext:value-type="float">
            <text:p>2.75</text:p>
          </table:table-cell>
          <table:table-cell office:value-type="float" office:value="-5.45" calcext:value-type="float">
            <text:p>-5.45</text:p>
          </table:table-cell>
          <table:table-cell office:value-type="float" office:value="27.35" calcext:value-type="float">
            <text:p>27.35</text:p>
          </table:table-cell>
          <table:table-cell table:formula="of:=([.D8]+[.B8])/2" office:value-type="float" office:value="-6.475" calcext:value-type="float">
            <text:p>-6.475</text:p>
          </table:table-cell>
          <table:table-cell table:formula="of:=([.C8]+[.E8])/2" office:value-type="float" office:value="15.05" calcext:value-type="float">
            <text:p>15.05</text:p>
          </table:table-cell>
          <table:table-cell table:formula="of:=([.F8]-[.$F$2])/100" office:value-type="float" office:value="-0.06475" calcext:value-type="float">
            <text:p>-0.06475</text:p>
          </table:table-cell>
          <table:table-cell table:formula="of:=-([.G8]-[.$G$2])/100" office:value-type="float" office:value="0.102" calcext:value-type="float">
            <text:p>0.102</text:p>
          </table:table-cell>
          <table:table-cell table:formula="of:=DEGREES(ATAN(([.D8]-[.B8])/([.E8]-[.C8])))" office:value-type="float" office:value="4.76364169072618" calcext:value-type="float">
            <text:p>4.7636416907</text:p>
          </table:table-cell>
          <table:table-cell/>
          <table:table-cell table:formula="of:=[.C30]-[.H8]" office:value-type="float" office:value="-0.00484973460616101" calcext:value-type="float">
            <text:p>-0.0048497346</text:p>
          </table:table-cell>
          <table:table-cell table:formula="of:=ABS([.I8]-[.D30])" office:value-type="float" office:value="0.0168810279994377" calcext:value-type="float">
            <text:p>0.016881028</text:p>
          </table:table-cell>
          <table:table-cell table:formula="of:=[.E30]-[.J8]" office:value-type="float" office:value="-0.299170843596526" calcext:value-type="float">
            <text:p>-0.2991708436</text:p>
          </table:table-cell>
          <table:table-cell table:number-columns-repeated="2"/>
          <table:table-cell table:formula="of:=SQRT(([.E8]-[.C8])^2+([.D8]-[.B8])^2)" office:value-type="float" office:value="24.6852688865242" calcext:value-type="float">
            <text:p>24.6852688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5" calcext:value-type="float">
            <text:p>-6.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4.6" calcext:value-type="float">
            <text:p>34.6</text:p>
          </table:table-cell>
          <table:table-cell table:formula="of:=([.D9]+[.B9])/2" office:value-type="float" office:value="-6.75" calcext:value-type="float">
            <text:p>-6.75</text:p>
          </table:table-cell>
          <table:table-cell table:formula="of:=([.C9]+[.E9])/2" office:value-type="float" office:value="22.3" calcext:value-type="float">
            <text:p>22.3</text:p>
          </table:table-cell>
          <table:table-cell table:formula="of:=([.F9]-[.$F$2])/100" office:value-type="float" office:value="-0.0675" calcext:value-type="float">
            <text:p>-0.0675</text:p>
          </table:table-cell>
          <table:table-cell table:formula="of:=-([.G9]-[.$G$2])/100" office:value-type="float" office:value="0.0295" calcext:value-type="float">
            <text:p>0.0295</text:p>
          </table:table-cell>
          <table:table-cell table:formula="of:=DEGREES(ATAN(([.D9]-[.B9])/([.E9]-[.C9])))" office:value-type="float" office:value="-1.16438804012388" calcext:value-type="float">
            <text:p>-1.1643880401</text:p>
          </table:table-cell>
          <table:table-cell/>
          <table:table-cell table:formula="of:=[.C31]-[.H9]" office:value-type="float" office:value="-0.0028406152419071" calcext:value-type="float">
            <text:p>-0.0028406152</text:p>
          </table:table-cell>
          <table:table-cell table:formula="of:=ABS([.I9]-[.D31])" office:value-type="float" office:value="0.00232284284280339" calcext:value-type="float">
            <text:p>0.0023228428</text:p>
          </table:table-cell>
          <table:table-cell table:formula="of:=[.E31]-[.J9]" office:value-type="float" office:value="-0.249820757536034" calcext:value-type="float">
            <text:p>-0.2498207575</text:p>
          </table:table-cell>
          <table:table-cell table:number-columns-repeated="2"/>
          <table:table-cell table:formula="of:=SQRT(([.E9]-[.C9])^2+([.D9]-[.B9])^2)" office:value-type="float" office:value="24.6050807761324" calcext:value-type="float">
            <text:p>24.6050807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35" calcext:value-type="float">
            <text:p>-8.35</text:p>
          </table:table-cell>
          <table:table-cell office:value-type="float" office:value="4.1" calcext:value-type="float">
            <text:p>4.1</text:p>
          </table:table-cell>
          <table:table-cell office:value-type="float" office:value="-6.35" calcext:value-type="float">
            <text:p>-6.35</text:p>
          </table:table-cell>
          <table:table-cell office:value-type="float" office:value="28.6" calcext:value-type="float">
            <text:p>28.6</text:p>
          </table:table-cell>
          <table:table-cell table:formula="of:=([.D10]+[.B10])/2" office:value-type="float" office:value="-7.35" calcext:value-type="float">
            <text:p>-7.35</text:p>
          </table:table-cell>
          <table:table-cell table:formula="of:=([.C10]+[.E10])/2" office:value-type="float" office:value="16.35" calcext:value-type="float">
            <text:p>16.35</text:p>
          </table:table-cell>
          <table:table-cell table:formula="of:=([.F10]-[.$F$2])/100" office:value-type="float" office:value="-0.0735" calcext:value-type="float">
            <text:p>-0.0735</text:p>
          </table:table-cell>
          <table:table-cell table:formula="of:=-([.G10]-[.$G$2])/100" office:value-type="float" office:value="0.089" calcext:value-type="float">
            <text:p>0.089</text:p>
          </table:table-cell>
          <table:table-cell table:formula="of:=DEGREES(ATAN(([.D10]-[.B10])/([.E10]-[.C10])))" office:value-type="float" office:value="4.666858371439" calcext:value-type="float">
            <text:p>4.6668583714</text:p>
          </table:table-cell>
          <table:table-cell/>
          <table:table-cell table:formula="of:=[.C32]-[.H10]" office:value-type="float" office:value="-0.0049232402614329" calcext:value-type="float">
            <text:p>-0.0049232403</text:p>
          </table:table-cell>
          <table:table-cell table:formula="of:=ABS([.I10]-[.D32])" office:value-type="float" office:value="0.0175364735747903" calcext:value-type="float">
            <text:p>0.0175364736</text:p>
          </table:table-cell>
          <table:table-cell table:formula="of:=[.E32]-[.J10]" office:value-type="float" office:value="-0.252221802191445" calcext:value-type="float">
            <text:p>-0.2522218022</text:p>
          </table:table-cell>
          <table:table-cell table:number-columns-repeated="2"/>
          <table:table-cell table:formula="of:=SQRT(([.E10]-[.C10])^2+([.D10]-[.B10])^2)" office:value-type="float" office:value="24.5814971065637" calcext:value-type="float">
            <text:p>24.5814971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.4" calcext:value-type="float">
            <text:p>-9.4</text:p>
          </table:table-cell>
          <table:table-cell office:value-type="float" office:value="11.4" calcext:value-type="float">
            <text:p>11.4</text:p>
          </table:table-cell>
          <table:table-cell office:value-type="float" office:value="-10.75" calcext:value-type="float">
            <text:p>-10.75</text:p>
          </table:table-cell>
          <table:table-cell office:value-type="float" office:value="35.9" calcext:value-type="float">
            <text:p>35.9</text:p>
          </table:table-cell>
          <table:table-cell table:formula="of:=([.D11]+[.B11])/2" office:value-type="float" office:value="-10.075" calcext:value-type="float">
            <text:p>-10.075</text:p>
          </table:table-cell>
          <table:table-cell table:formula="of:=([.C11]+[.E11])/2" office:value-type="float" office:value="23.65" calcext:value-type="float">
            <text:p>23.65</text:p>
          </table:table-cell>
          <table:table-cell table:formula="of:=([.F11]-[.$F$2])/100" office:value-type="float" office:value="-0.10075" calcext:value-type="float">
            <text:p>-0.10075</text:p>
          </table:table-cell>
          <table:table-cell table:formula="of:=-([.G11]-[.$G$2])/100" office:value-type="float" office:value="0.016" calcext:value-type="float">
            <text:p>0.016</text:p>
          </table:table-cell>
          <table:table-cell table:formula="of:=DEGREES(ATAN(([.D11]-[.B11])/([.E11]-[.C11])))" office:value-type="float" office:value="-3.1539249426928" calcext:value-type="float">
            <text:p>-3.1539249427</text:p>
          </table:table-cell>
          <table:table-cell/>
          <table:table-cell table:formula="of:=[.C33]-[.H11]" office:value-type="float" office:value="0.00205083610392119" calcext:value-type="float">
            <text:p>0.0020508361</text:p>
          </table:table-cell>
          <table:table-cell table:formula="of:=ABS([.I11]-[.D33])" office:value-type="float" office:value="0.0183582594720555" calcext:value-type="float">
            <text:p>0.0183582595</text:p>
          </table:table-cell>
          <table:table-cell table:formula="of:=[.E33]-[.J11]" office:value-type="float" office:value="-0.463939629752865" calcext:value-type="float">
            <text:p>-0.4639396298</text:p>
          </table:table-cell>
          <table:table-cell table:number-columns-repeated="2"/>
          <table:table-cell table:formula="of:=SQRT(([.E11]-[.C11])^2+([.D11]-[.B11])^2)" office:value-type="float" office:value="24.5371656879926" calcext:value-type="float">
            <text:p>24.537165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.65" calcext:value-type="float">
            <text:p>-9.65</text:p>
          </table:table-cell>
          <table:table-cell office:value-type="float" office:value="5" calcext:value-type="float">
            <text:p>5</text:p>
          </table:table-cell>
          <table:table-cell office:value-type="float" office:value="-7.7" calcext:value-type="float">
            <text:p>-7.7</text:p>
          </table:table-cell>
          <table:table-cell office:value-type="float" office:value="29.55" calcext:value-type="float">
            <text:p>29.55</text:p>
          </table:table-cell>
          <table:table-cell table:formula="of:=([.D12]+[.B12])/2" office:value-type="float" office:value="-8.675" calcext:value-type="float">
            <text:p>-8.675</text:p>
          </table:table-cell>
          <table:table-cell table:formula="of:=([.C12]+[.E12])/2" office:value-type="float" office:value="17.275" calcext:value-type="float">
            <text:p>17.275</text:p>
          </table:table-cell>
          <table:table-cell table:formula="of:=([.F12]-[.$F$2])/100" office:value-type="float" office:value="-0.08675" calcext:value-type="float">
            <text:p>-0.08675</text:p>
          </table:table-cell>
          <table:table-cell table:formula="of:=-([.G12]-[.$G$2])/100" office:value-type="float" office:value="0.07975" calcext:value-type="float">
            <text:p>0.07975</text:p>
          </table:table-cell>
          <table:table-cell table:formula="of:=DEGREES(ATAN(([.D12]-[.B12])/([.E12]-[.C12])))" office:value-type="float" office:value="4.54145380959222" calcext:value-type="float">
            <text:p>4.5414538096</text:p>
          </table:table-cell>
          <table:table-cell/>
          <table:table-cell table:formula="of:=[.C34]-[.H12]" office:value-type="float" office:value="-0.006159521219017" calcext:value-type="float">
            <text:p>-0.0061595212</text:p>
          </table:table-cell>
          <table:table-cell table:formula="of:=ABS([.I12]-[.D34])" office:value-type="float" office:value="0.0179042236778681" calcext:value-type="float">
            <text:p>0.0179042237</text:p>
          </table:table-cell>
          <table:table-cell table:formula="of:=[.E34]-[.J12]" office:value-type="float" office:value="-0.249300154085844" calcext:value-type="float">
            <text:p>-0.2493001541</text:p>
          </table:table-cell>
          <table:table-cell table:number-columns-repeated="2"/>
          <table:table-cell table:formula="of:=SQRT(([.E12]-[.C12])^2+([.D12]-[.B12])^2)" office:value-type="float" office:value="24.6273222255283" calcext:value-type="float">
            <text:p>24.6273222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.6" calcext:value-type="float">
            <text:p>-7.6</text:p>
          </table:table-cell>
          <table:table-cell office:value-type="float" office:value="4.9" calcext:value-type="float">
            <text:p>4.9</text:p>
          </table:table-cell>
          <table:table-cell office:value-type="float" office:value="-6.8" calcext:value-type="float">
            <text:p>-6.8</text:p>
          </table:table-cell>
          <table:table-cell office:value-type="float" office:value="28.4" calcext:value-type="float">
            <text:p>28.4</text:p>
          </table:table-cell>
          <table:table-cell table:formula="of:=([.D13]+[.B13])/2" office:value-type="float" office:value="-7.2" calcext:value-type="float">
            <text:p>-7.2</text:p>
          </table:table-cell>
          <table:table-cell table:formula="of:=([.C13]+[.E13])/2" office:value-type="float" office:value="16.65" calcext:value-type="float">
            <text:p>16.65</text:p>
          </table:table-cell>
          <table:table-cell table:formula="of:=([.F13]-[.$F$2])/100" office:value-type="float" office:value="-0.072" calcext:value-type="float">
            <text:p>-0.072</text:p>
          </table:table-cell>
          <table:table-cell table:formula="of:=-([.G13]-[.$G$2])/100" office:value-type="float" office:value="0.086" calcext:value-type="float">
            <text:p>0.086</text:p>
          </table:table-cell>
          <table:table-cell table:formula="of:=DEGREES(ATAN(([.D13]-[.B13])/([.E13]-[.C13])))" office:value-type="float" office:value="1.94974167210689" calcext:value-type="float">
            <text:p>1.9497416721</text:p>
          </table:table-cell>
          <table:table-cell/>
          <table:table-cell table:formula="of:=[.C35]-[.H13]" office:value-type="float" office:value="-0.00569655290298871" calcext:value-type="float">
            <text:p>-0.0056965529</text:p>
          </table:table-cell>
          <table:table-cell table:formula="of:=ABS([.I13]-[.D35])" office:value-type="float" office:value="0.00712543549934501" calcext:value-type="float">
            <text:p>0.0071254355</text:p>
          </table:table-cell>
          <table:table-cell table:formula="of:=[.E35]-[.J13]" office:value-type="float" office:value="-0.354921086295195" calcext:value-type="float">
            <text:p>-0.3549210863</text:p>
          </table:table-cell>
          <table:table-cell table:number-columns-repeated="2"/>
          <table:table-cell table:formula="of:=SQRT(([.E13]-[.C13])^2+([.D13]-[.B13])^2)" office:value-type="float" office:value="23.513613078385" calcext:value-type="float">
            <text:p>23.51361307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.4" calcext:value-type="float">
            <text:p>-11.4</text:p>
          </table:table-cell>
          <table:table-cell office:value-type="float" office:value="7.4" calcext:value-type="float">
            <text:p>7.4</text:p>
          </table:table-cell>
          <table:table-cell office:value-type="float" office:value="-10" calcext:value-type="float">
            <text:p>-10</text:p>
          </table:table-cell>
          <table:table-cell office:value-type="float" office:value="31.95" calcext:value-type="float">
            <text:p>31.95</text:p>
          </table:table-cell>
          <table:table-cell table:formula="of:=([.D14]+[.B14])/2" office:value-type="float" office:value="-10.7" calcext:value-type="float">
            <text:p>-10.7</text:p>
          </table:table-cell>
          <table:table-cell table:formula="of:=([.C14]+[.E14])/2" office:value-type="float" office:value="19.675" calcext:value-type="float">
            <text:p>19.675</text:p>
          </table:table-cell>
          <table:table-cell table:formula="of:=([.F14]-[.$F$2])/100" office:value-type="float" office:value="-0.107" calcext:value-type="float">
            <text:p>-0.107</text:p>
          </table:table-cell>
          <table:table-cell table:formula="of:=-([.G14]-[.$G$2])/100" office:value-type="float" office:value="0.05575" calcext:value-type="float">
            <text:p>0.05575</text:p>
          </table:table-cell>
          <table:table-cell table:formula="of:=DEGREES(ATAN(([.D14]-[.B14])/([.E14]-[.C14])))" office:value-type="float" office:value="3.26384146656782" calcext:value-type="float">
            <text:p>3.2638414666</text:p>
          </table:table-cell>
          <table:table-cell/>
          <table:table-cell table:formula="of:=[.C36]-[.H14]" office:value-type="float" office:value="0.0275802854360048" calcext:value-type="float">
            <text:p>0.0275802854</text:p>
          </table:table-cell>
          <table:table-cell table:formula="of:=ABS([.I14]-[.D36])" office:value-type="float" office:value="0.00961090555101561" calcext:value-type="float">
            <text:p>0.0096109056</text:p>
          </table:table-cell>
          <table:table-cell table:formula="of:=[.E36]-[.J14]" office:value-type="float" office:value="-0.340810124223895" calcext:value-type="float">
            <text:p>-0.3408101242</text:p>
          </table:table-cell>
          <table:table-cell table:number-columns-repeated="2"/>
          <table:table-cell table:formula="of:=SQRT(([.E14]-[.C14])^2+([.D14]-[.B14])^2)" office:value-type="float" office:value="24.5898861323106" calcext:value-type="float">
            <text:p>24.58988613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45" calcext:value-type="float">
            <text:p>-7.45</text:p>
          </table:table-cell>
          <table:table-cell office:value-type="float" office:value="12.55" calcext:value-type="float">
            <text:p>12.55</text:p>
          </table:table-cell>
          <table:table-cell office:value-type="float" office:value="-9.1" calcext:value-type="float">
            <text:p>-9.1</text:p>
          </table:table-cell>
          <table:table-cell office:value-type="float" office:value="37.15" calcext:value-type="float">
            <text:p>37.15</text:p>
          </table:table-cell>
          <table:table-cell table:formula="of:=([.D15]+[.B15])/2" office:value-type="float" office:value="-8.275" calcext:value-type="float">
            <text:p>-8.275</text:p>
          </table:table-cell>
          <table:table-cell table:formula="of:=([.C15]+[.E15])/2" office:value-type="float" office:value="24.85" calcext:value-type="float">
            <text:p>24.85</text:p>
          </table:table-cell>
          <table:table-cell table:formula="of:=([.F15]-[.$F$2])/100" office:value-type="float" office:value="-0.08275" calcext:value-type="float">
            <text:p>-0.08275</text:p>
          </table:table-cell>
          <table:table-cell table:formula="of:=-([.G15]-[.$G$2])/100" office:value-type="float" office:value="0.00399999999999999" calcext:value-type="float">
            <text:p>0.004</text:p>
          </table:table-cell>
          <table:table-cell table:formula="of:=DEGREES(ATAN(([.D15]-[.B15])/([.E15]-[.C15])))" office:value-type="float" office:value="-3.83726211732765" calcext:value-type="float">
            <text:p>-3.8372621173</text:p>
          </table:table-cell>
          <table:table-cell/>
          <table:table-cell table:formula="of:=[.C37]-[.H15]" office:value-type="float" office:value="-0.018840914513277" calcext:value-type="float">
            <text:p>-0.0188409145</text:p>
          </table:table-cell>
          <table:table-cell table:formula="of:=ABS([.I15]-[.D37])" office:value-type="float" office:value="0.00426172241843535" calcext:value-type="float">
            <text:p>0.0042617224</text:p>
          </table:table-cell>
          <table:table-cell table:formula="of:=[.E37]-[.J15]" office:value-type="float" office:value="-0.521625719313779" calcext:value-type="float">
            <text:p>-0.5216257193</text:p>
          </table:table-cell>
          <table:table-cell table:number-columns-repeated="2"/>
          <table:table-cell table:formula="of:=SQRT(([.E15]-[.C15])^2+([.D15]-[.B15])^2)" office:value-type="float" office:value="24.6552732696273" calcext:value-type="float">
            <text:p>24.6552732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.6" calcext:value-type="float">
            <text:p>-9.6</text:p>
          </table:table-cell>
          <table:table-cell office:value-type="float" office:value="6.5" calcext:value-type="float">
            <text:p>6.5</text:p>
          </table:table-cell>
          <table:table-cell office:value-type="float" office:value="-10.85" calcext:value-type="float">
            <text:p>-10.85</text:p>
          </table:table-cell>
          <table:table-cell office:value-type="float" office:value="31.05" calcext:value-type="float">
            <text:p>31.05</text:p>
          </table:table-cell>
          <table:table-cell table:formula="of:=([.D16]+[.B16])/2" office:value-type="float" office:value="-10.225" calcext:value-type="float">
            <text:p>-10.225</text:p>
          </table:table-cell>
          <table:table-cell table:formula="of:=([.C16]+[.E16])/2" office:value-type="float" office:value="18.775" calcext:value-type="float">
            <text:p>18.775</text:p>
          </table:table-cell>
          <table:table-cell table:formula="of:=([.F16]-[.$F$2])/100" office:value-type="float" office:value="-0.10225" calcext:value-type="float">
            <text:p>-0.10225</text:p>
          </table:table-cell>
          <table:table-cell table:formula="of:=-([.G16]-[.$G$2])/100" office:value-type="float" office:value="0.06475" calcext:value-type="float">
            <text:p>0.06475</text:p>
          </table:table-cell>
          <table:table-cell table:formula="of:=DEGREES(ATAN(([.D16]-[.B16])/([.E16]-[.C16])))" office:value-type="float" office:value="-2.91478327303613" calcext:value-type="float">
            <text:p>-2.914783273</text:p>
          </table:table-cell>
          <table:table-cell/>
          <table:table-cell table:formula="of:=[.C38]-[.H16]" office:value-type="float" office:value="-0.017048273219812" calcext:value-type="float">
            <text:p>-0.0170482732</text:p>
          </table:table-cell>
          <table:table-cell table:formula="of:=ABS([.I16]-[.D38])" office:value-type="float" office:value="0.00579867063102662" calcext:value-type="float">
            <text:p>0.0057986706</text:p>
          </table:table-cell>
          <table:table-cell table:formula="of:=[.E38]-[.J16]" office:value-type="float" office:value="-0.420732722299203" calcext:value-type="float">
            <text:p>-0.4207327223</text:p>
          </table:table-cell>
          <table:table-cell table:number-columns-repeated="2"/>
          <table:table-cell table:formula="of:=SQRT(([.E16]-[.C16])^2+([.D16]-[.B16])^2)" office:value-type="float" office:value="24.5818022122057" calcext:value-type="float">
            <text:p>24.5818022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35" calcext:value-type="float">
            <text:p>-7.35</text:p>
          </table:table-cell>
          <table:table-cell office:value-type="float" office:value="4.95" calcext:value-type="float">
            <text:p>4.95</text:p>
          </table:table-cell>
          <table:table-cell office:value-type="float" office:value="-8.2" calcext:value-type="float">
            <text:p>-8.2</text:p>
          </table:table-cell>
          <table:table-cell office:value-type="float" office:value="29.6" calcext:value-type="float">
            <text:p>29.6</text:p>
          </table:table-cell>
          <table:table-cell table:formula="of:=([.D17]+[.B17])/2" office:value-type="float" office:value="-7.775" calcext:value-type="float">
            <text:p>-7.775</text:p>
          </table:table-cell>
          <table:table-cell table:formula="of:=([.C17]+[.E17])/2" office:value-type="float" office:value="17.275" calcext:value-type="float">
            <text:p>17.275</text:p>
          </table:table-cell>
          <table:table-cell table:formula="of:=([.F17]-[.$F$2])/100" office:value-type="float" office:value="-0.07775" calcext:value-type="float">
            <text:p>-0.07775</text:p>
          </table:table-cell>
          <table:table-cell table:formula="of:=-([.G17]-[.$G$2])/100" office:value-type="float" office:value="0.07975" calcext:value-type="float">
            <text:p>0.07975</text:p>
          </table:table-cell>
          <table:table-cell table:formula="of:=DEGREES(ATAN(([.D17]-[.B17])/([.E17]-[.C17])))" office:value-type="float" office:value="-1.97493401088198" calcext:value-type="float">
            <text:p>-1.9749340109</text:p>
          </table:table-cell>
          <table:table-cell/>
          <table:table-cell table:formula="of:=[.C39]-[.H17]" office:value-type="float" office:value="-0.005609200195531" calcext:value-type="float">
            <text:p>-0.0056092002</text:p>
          </table:table-cell>
          <table:table-cell table:formula="of:=ABS([.I17]-[.D39])" office:value-type="float" office:value="0.00333713528068477" calcext:value-type="float">
            <text:p>0.0033371353</text:p>
          </table:table-cell>
          <table:table-cell table:formula="of:=[.E39]-[.J17]" office:value-type="float" office:value="-0.420114600599914" calcext:value-type="float">
            <text:p>-0.4201146006</text:p>
          </table:table-cell>
          <table:table-cell table:number-columns-repeated="2"/>
          <table:table-cell table:formula="of:=SQRT(([.E17]-[.C17])^2+([.D17]-[.B17])^2)" office:value-type="float" office:value="24.6646508185297" calcext:value-type="float">
            <text:p>24.6646508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.1" calcext:value-type="float">
            <text:p>-10.1</text:p>
          </table:table-cell>
          <table:table-cell office:value-type="float" office:value="6.1" calcext:value-type="float">
            <text:p>6.1</text:p>
          </table:table-cell>
          <table:table-cell office:value-type="float" office:value="-7.9" calcext:value-type="float">
            <text:p>-7.9</text:p>
          </table:table-cell>
          <table:table-cell office:value-type="float" office:value="30.65" calcext:value-type="float">
            <text:p>30.65</text:p>
          </table:table-cell>
          <table:table-cell table:formula="of:=([.D18]+[.B18])/2" office:value-type="float" office:value="-9" calcext:value-type="float">
            <text:p>-9</text:p>
          </table:table-cell>
          <table:table-cell table:formula="of:=([.C18]+[.E18])/2" office:value-type="float" office:value="18.375" calcext:value-type="float">
            <text:p>18.375</text:p>
          </table:table-cell>
          <table:table-cell table:formula="of:=([.F18]-[.$F$2])/100" office:value-type="float" office:value="-0.09" calcext:value-type="float">
            <text:p>-0.09</text:p>
          </table:table-cell>
          <table:table-cell table:formula="of:=-([.G18]-[.$G$2])/100" office:value-type="float" office:value="0.06875" calcext:value-type="float">
            <text:p>0.06875</text:p>
          </table:table-cell>
          <table:table-cell table:formula="of:=DEGREES(ATAN(([.D18]-[.B18])/([.E18]-[.C18])))" office:value-type="float" office:value="5.12077046225475" calcext:value-type="float">
            <text:p>5.1207704623</text:p>
          </table:table-cell>
          <table:table-cell/>
          <table:table-cell table:formula="of:=[.C40]-[.H18]" office:value-type="float" office:value="-0.0018419251909839" calcext:value-type="float">
            <text:p>-0.0018419252</text:p>
          </table:table-cell>
          <table:table-cell table:formula="of:=ABS([.I18]-[.D40])" office:value-type="float" office:value="0.0150619593176161" calcext:value-type="float">
            <text:p>0.0150619593</text:p>
          </table:table-cell>
          <table:table-cell table:formula="of:=[.E40]-[.J18]" office:value-type="float" office:value="-0.385989788820043" calcext:value-type="float">
            <text:p>-0.3859897888</text:p>
          </table:table-cell>
          <table:table-cell table:number-columns-repeated="2"/>
          <table:table-cell table:formula="of:=SQRT(([.E18]-[.C18])^2+([.D18]-[.B18])^2)" office:value-type="float" office:value="24.6483772285317" calcext:value-type="float">
            <text:p>24.64837722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.6" calcext:value-type="float">
            <text:p>-11.6</text:p>
          </table:table-cell>
          <table:table-cell office:value-type="float" office:value="8.4" calcext:value-type="float">
            <text:p>8.4</text:p>
          </table:table-cell>
          <table:table-cell office:value-type="float" office:value="-9.95" calcext:value-type="float">
            <text:p>-9.95</text:p>
          </table:table-cell>
          <table:table-cell office:value-type="float" office:value="32.8" calcext:value-type="float">
            <text:p>32.8</text:p>
          </table:table-cell>
          <table:table-cell table:formula="of:=([.D19]+[.B19])/2" office:value-type="float" office:value="-10.775" calcext:value-type="float">
            <text:p>-10.775</text:p>
          </table:table-cell>
          <table:table-cell table:formula="of:=([.C19]+[.E19])/2" office:value-type="float" office:value="20.6" calcext:value-type="float">
            <text:p>20.6</text:p>
          </table:table-cell>
          <table:table-cell table:formula="of:=([.F19]-[.$F$2])/100" office:value-type="float" office:value="-0.10775" calcext:value-type="float">
            <text:p>-0.10775</text:p>
          </table:table-cell>
          <table:table-cell table:formula="of:=-([.G19]-[.$G$2])/100" office:value-type="float" office:value="0.0465" calcext:value-type="float">
            <text:p>0.0465</text:p>
          </table:table-cell>
          <table:table-cell table:formula="of:=DEGREES(ATAN(([.D19]-[.B19])/([.E19]-[.C19])))" office:value-type="float" office:value="3.86861996354775" calcext:value-type="float">
            <text:p>3.8686199635</text:p>
          </table:table-cell>
          <table:table-cell/>
          <table:table-cell table:formula="of:=[.C41]-[.H19]" office:value-type="float" office:value="0.0213978581530483" calcext:value-type="float">
            <text:p>0.0213978582</text:p>
          </table:table-cell>
          <table:table-cell table:formula="of:=ABS([.I19]-[.D41])" office:value-type="float" office:value="0.00130849869669448" calcext:value-type="float">
            <text:p>0.0013084987</text:p>
          </table:table-cell>
          <table:table-cell table:formula="of:=[.E41]-[.J19]" office:value-type="float" office:value="-0.367505783633745" calcext:value-type="float">
            <text:p>-0.3675057836</text:p>
          </table:table-cell>
          <table:table-cell table:number-columns-repeated="2"/>
          <table:table-cell table:formula="of:=SQRT(([.E19]-[.C19])^2+([.D19]-[.B19])^2)" office:value-type="float" office:value="24.4557253010415" calcext:value-type="float">
            <text:p>24.4557253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.9" calcext:value-type="float">
            <text:p>-14.9</text:p>
          </table:table-cell>
          <table:table-cell office:value-type="float" office:value="12.05" calcext:value-type="float">
            <text:p>12.05</text:p>
          </table:table-cell>
          <table:table-cell office:value-type="float" office:value="-12.9" calcext:value-type="float">
            <text:p>-12.9</text:p>
          </table:table-cell>
          <table:table-cell office:value-type="float" office:value="36.55" calcext:value-type="float">
            <text:p>36.55</text:p>
          </table:table-cell>
          <table:table-cell table:formula="of:=([.D20]+[.B20])/2" office:value-type="float" office:value="-13.9" calcext:value-type="float">
            <text:p>-13.9</text:p>
          </table:table-cell>
          <table:table-cell table:formula="of:=([.C20]+[.E20])/2" office:value-type="float" office:value="24.3" calcext:value-type="float">
            <text:p>24.3</text:p>
          </table:table-cell>
          <table:table-cell table:formula="of:=([.F20]-[.$F$2])/100" office:value-type="float" office:value="-0.139" calcext:value-type="float">
            <text:p>-0.139</text:p>
          </table:table-cell>
          <table:table-cell table:formula="of:=-([.G20]-[.$G$2])/100" office:value-type="float" office:value="0.00950000000000003" calcext:value-type="float">
            <text:p>0.0095</text:p>
          </table:table-cell>
          <table:table-cell table:formula="of:=DEGREES(ATAN(([.D20]-[.B20])/([.E20]-[.C20])))" office:value-type="float" office:value="4.666858371439" calcext:value-type="float">
            <text:p>4.6668583714</text:p>
          </table:table-cell>
          <table:table-cell/>
          <table:table-cell table:formula="of:=[.C42]-[.H20]" office:value-type="float" office:value="0.031843874646807" calcext:value-type="float">
            <text:p>0.0318438746</text:p>
          </table:table-cell>
          <table:table-cell table:formula="of:=ABS([.I20]-[.D42])" office:value-type="float" office:value="0.00758145537424687" calcext:value-type="float">
            <text:p>0.0075814554</text:p>
          </table:table-cell>
          <table:table-cell table:formula="of:=[.E42]-[.J20]" office:value-type="float" office:value="-0.309469791675586" calcext:value-type="float">
            <text:p>-0.3094697917</text:p>
          </table:table-cell>
          <table:table-cell table:number-columns-repeated="2"/>
          <table:table-cell table:formula="of:=SQRT(([.E20]-[.C20])^2+([.D20]-[.B20])^2)" office:value-type="float" office:value="24.5814971065637" calcext:value-type="float">
            <text:p>24.5814971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.4" calcext:value-type="float">
            <text:p>-14.4</text:p>
          </table:table-cell>
          <table:table-cell office:value-type="float" office:value="9.85" calcext:value-type="float">
            <text:p>9.85</text:p>
          </table:table-cell>
          <table:table-cell office:value-type="float" office:value="-12.7" calcext:value-type="float">
            <text:p>-12.7</text:p>
          </table:table-cell>
          <table:table-cell office:value-type="float" office:value="34.45" calcext:value-type="float">
            <text:p>34.45</text:p>
          </table:table-cell>
          <table:table-cell table:formula="of:=([.D21]+[.B21])/2" office:value-type="float" office:value="-13.55" calcext:value-type="float">
            <text:p>-13.55</text:p>
          </table:table-cell>
          <table:table-cell table:formula="of:=([.C21]+[.E21])/2" office:value-type="float" office:value="22.15" calcext:value-type="float">
            <text:p>22.15</text:p>
          </table:table-cell>
          <table:table-cell table:formula="of:=([.F21]-[.$F$2])/100" office:value-type="float" office:value="-0.1355" calcext:value-type="float">
            <text:p>-0.1355</text:p>
          </table:table-cell>
          <table:table-cell table:formula="of:=-([.G21]-[.$G$2])/100" office:value-type="float" office:value="0.031" calcext:value-type="float">
            <text:p>0.031</text:p>
          </table:table-cell>
          <table:table-cell table:formula="of:=DEGREES(ATAN(([.D21]-[.B21])/([.E21]-[.C21])))" office:value-type="float" office:value="3.95317950179724" calcext:value-type="float">
            <text:p>3.9531795018</text:p>
          </table:table-cell>
          <table:table-cell/>
          <table:table-cell table:formula="of:=[.C43]-[.H21]" office:value-type="float" office:value="0.002219964439021" calcext:value-type="float">
            <text:p>0.0022199644</text:p>
          </table:table-cell>
          <table:table-cell table:formula="of:=ABS([.I21]-[.D43])" office:value-type="float" office:value="0.00989853483439018" calcext:value-type="float">
            <text:p>0.0098985348</text:p>
          </table:table-cell>
          <table:table-cell table:formula="of:=[.E43]-[.J21]" office:value-type="float" office:value="-0.197816605705924" calcext:value-type="float">
            <text:p>-0.1978166057</text:p>
          </table:table-cell>
          <table:table-cell table:number-columns-repeated="2"/>
          <table:table-cell table:formula="of:=SQRT(([.E21]-[.C21])^2+([.D21]-[.B21])^2)" office:value-type="float" office:value="24.6586698749142" calcext:value-type="float">
            <text:p>24.65866987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95" calcext:value-type="float">
            <text:p>6.95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24.8" calcext:value-type="float">
            <text:p>24.8</text:p>
          </table:table-cell>
          <table:table-cell table:formula="of:=([.D22]+[.B22])/2" office:value-type="float" office:value="6.875" calcext:value-type="float">
            <text:p>6.875</text:p>
          </table:table-cell>
          <table:table-cell table:formula="of:=([.C22]+[.E22])/2" office:value-type="float" office:value="12.6" calcext:value-type="float">
            <text:p>12.6</text:p>
          </table:table-cell>
          <table:table-cell table:formula="of:=([.F22]-[.$F$2])/100" office:value-type="float" office:value="0.06875" calcext:value-type="float">
            <text:p>0.06875</text:p>
          </table:table-cell>
          <table:table-cell table:formula="of:=-([.G22]-[.$G$2])/100" office:value-type="float" office:value="0.1265" calcext:value-type="float">
            <text:p>0.1265</text:p>
          </table:table-cell>
          <table:table-cell table:formula="of:=DEGREES(ATAN(([.D22]-[.B22])/([.E22]-[.C22])))" office:value-type="float" office:value="-0.352223715678978" calcext:value-type="float">
            <text:p>-0.3522237157</text:p>
          </table:table-cell>
          <table:table-cell/>
          <table:table-cell table:formula="of:=[.C44]-[.H22]" office:value-type="float" office:value="-0.0358530928741739" calcext:value-type="float">
            <text:p>-0.0358530929</text:p>
          </table:table-cell>
          <table:table-cell table:formula="of:=ABS([.I22]-[.D44])" office:value-type="float" office:value="0.039119860191568" calcext:value-type="float">
            <text:p>0.0391198602</text:p>
          </table:table-cell>
          <table:table-cell table:formula="of:=[.E44]-[.J22]" office:value-type="float" office:value="-0.000813612185280088" calcext:value-type="float">
            <text:p>-0.000813612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Average</text:p>
          </table:table-cell>
          <table:table-cell table:formula="of:=AVERAGE([.Q2:.Q21])" office:value-type="float" office:value="24.53879301117" calcext:value-type="float">
            <text:p>24.5387930112</text:p>
          </table:table-cell>
        </table:table-row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point_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formula="of:=AVERAGE([.H3:.H22])" office:value-type="float" office:value="-0.084825" calcext:value-type="float">
            <text:p>-0.084825</text:p>
          </table:table-cell>
          <table:table-cell table:formula="of:=AVERAGE([.I3:.I22])" office:value-type="float" office:value="0.0504625" calcext:value-type="float">
            <text:p>0.0504625</text:p>
          </table:table-cell>
          <table:table-cell table:formula="of:=AVERAGE([.J3:.J22])" office:value-type="float" office:value="0.64332569985239" calcext:value-type="float">
            <text:p>0.6433256999</text:p>
          </table:table-cell>
          <table:table-cell table:style-name="ce1" office:value-type="string" calcext:value-type="string">
            <text:p>avg</text:p>
          </table:table-cell>
          <table:table-cell table:formula="of:=AVERAGE([.L3:.L22])" office:value-type="float" office:value="-0.00126070778043897" calcext:value-type="float">
            <text:p>-0.0012607078</text:p>
          </table:table-cell>
          <table:table-cell table:formula="of:=AVERAGE([.M3:.M22])" office:value-type="float" office:value="0.0105201246997324" calcext:value-type="float">
            <text:p>0.0105201247</text:p>
          </table:table-cell>
          <table:table-cell table:formula="of:=AVERAGE([.N3:.N22])" office:value-type="float" office:value="-0.330546253448762" calcext:value-type="float">
            <text:p>-0.3305462534</text:p>
          </table:table-cell>
          <table:table-cell/>
          <table:table-cell office:value-type="string" calcext:value-type="string">
            <text:p>std_dev</text:p>
          </table:table-cell>
          <table:table-cell table:formula="of:=STDEV([.Q2:.Q21])" office:value-type="float" office:value="0.248442633331484" calcext:value-type="float">
            <text:p>0.2484426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era_at_origin</text:p>
          </table:table-cell>
          <table:table-cell office:value-type="float" office:value="-0.094309972239774" calcext:value-type="float">
            <text:p>-0.0943099722</text:p>
          </table:table-cell>
          <table:table-cell office:value-type="float" office:value="0.0302697883662448" calcext:value-type="float">
            <text:p>0.0302697884</text:p>
          </table:table-cell>
          <table:table-cell office:value-type="float" office:value="-8.90781855908845" calcext:value-type="float">
            <text:p>-8.9078185591</text:p>
          </table:table-cell>
          <table:table-cell table:number-columns-repeated="2"/>
          <table:table-cell table:formula="of:=STDEV([.H3:.H22])" office:value-type="float" office:value="0.0417680074622721" calcext:value-type="float">
            <text:p>0.0417680075</text:p>
          </table:table-cell>
          <table:table-cell table:formula="of:=STDEV([.I3:.I22])" office:value-type="float" office:value="0.0362632258086982" calcext:value-type="float">
            <text:p>0.0362632258</text:p>
          </table:table-cell>
          <table:table-cell table:formula="of:=STDEV([.J3:.J22])" office:value-type="float" office:value="3.92640686696464" calcext:value-type="float">
            <text:p>3.926406867</text:p>
          </table:table-cell>
          <table:table-cell table:style-name="ce1" office:value-type="string" calcext:value-type="string">
            <text:p>st dev</text:p>
          </table:table-cell>
          <table:table-cell table:formula="of:=STDEV([.L3:.L22])" office:value-type="float" office:value="0.0151908594544476" calcext:value-type="float">
            <text:p>0.0151908595</text:p>
          </table:table-cell>
          <table:table-cell table:formula="of:=STDEV([.M3:.M22])" office:value-type="float" office:value="0.0106752871538183" calcext:value-type="float">
            <text:p>0.0106752872</text:p>
          </table:table-cell>
          <table:table-cell table:formula="of:=STDEV([.N3:.N22])" office:value-type="float" office:value="0.127765586591075" calcext:value-type="float">
            <text:p>0.12776558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era_at_origin</text:p>
          </table:table-cell>
          <table:table-cell office:value-type="float" office:value="-0.0792235389474314" calcext:value-type="float">
            <text:p>-0.0792235389</text:p>
          </table:table-cell>
          <table:table-cell office:value-type="float" office:value="0.0335234961368993" calcext:value-type="float">
            <text:p>0.0335234961</text:p>
          </table:table-cell>
          <table:table-cell office:value-type="float" office:value="-0.0129069431700213" calcext:value-type="float">
            <text:p>-0.0129069432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era_at_origin</text:p>
          </table:table-cell>
          <table:table-cell office:value-type="float" office:value="-0.108376985526714" calcext:value-type="float">
            <text:p>-0.1083769855</text:p>
          </table:table-cell>
          <table:table-cell office:value-type="float" office:value="0.0213285507170786" calcext:value-type="float">
            <text:p>0.0213285507</text:p>
          </table:table-cell>
          <table:table-cell office:value-type="float" office:value="-3.4180607917439" calcext:value-type="float">
            <text:p>-3.4180607917</text:p>
          </table:table-cell>
          <table:table-cell table:number-columns-repeated="6"/>
          <table:table-cell table:formula="of:=ABS([.L3])" office:value-type="float" office:value="0.00430997223977402" calcext:value-type="float">
            <text:p>0.0043099722</text:p>
          </table:table-cell>
          <table:table-cell table:formula="of:=ABS([.M3])" office:value-type="float" office:value="0.0159802116337552" calcext:value-type="float">
            <text:p>0.0159802116</text:p>
          </table:table-cell>
          <table:table-cell table:formula="of:=ABS([.N3])" office:value-type="float" office:value="0.463724594678105" calcext:value-type="float">
            <text:p>0.46372459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era_at_origin</text:p>
          </table:table-cell>
          <table:table-cell office:value-type="float" office:value="-0.0779253001053597" calcext:value-type="float">
            <text:p>-0.0779253001</text:p>
          </table:table-cell>
          <table:table-cell office:value-type="float" office:value="0.0252432474969328" calcext:value-type="float">
            <text:p>0.0252432475</text:p>
          </table:table-cell>
          <table:table-cell office:value-type="float" office:value="3.54990794420755" calcext:value-type="float">
            <text:p>3.5499079442</text:p>
          </table:table-cell>
          <table:table-cell table:number-columns-repeated="6"/>
          <table:table-cell table:formula="of:=ABS([.L4])" office:value-type="float" office:value="0.00197353894743139" calcext:value-type="float">
            <text:p>0.0019735389</text:p>
          </table:table-cell>
          <table:table-cell table:formula="of:=ABS([.M4])" office:value-type="float" office:value="0.00347650386310069" calcext:value-type="float">
            <text:p>0.0034765039</text:p>
          </table:table-cell>
          <table:table-cell table:formula="of:=ABS([.N4])" office:value-type="float" office:value="0.129361619215422" calcext:value-type="float">
            <text:p>0.12936161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era_at_origin</text:p>
          </table:table-cell>
          <table:table-cell office:value-type="float" office:value="-0.104808107343018" calcext:value-type="float">
            <text:p>-0.1048081073</text:p>
          </table:table-cell>
          <table:table-cell office:value-type="float" office:value="0.00996389318317803" calcext:value-type="float">
            <text:p>0.0099638932</text:p>
          </table:table-cell>
          <table:table-cell office:value-type="float" office:value="-3.51872890994678" calcext:value-type="float">
            <text:p>-3.5187289099</text:p>
          </table:table-cell>
          <table:table-cell table:number-columns-repeated="6"/>
          <table:table-cell table:formula="of:=ABS([.L5])" office:value-type="float" office:value="0.000876985526714016" calcext:value-type="float">
            <text:p>0.0008769855</text:p>
          </table:table-cell>
          <table:table-cell table:formula="of:=ABS([.M5])" office:value-type="float" office:value="0.0168285507170786" calcext:value-type="float">
            <text:p>0.0168285507</text:p>
          </table:table-cell>
          <table:table-cell table:formula="of:=ABS([.N5])" office:value-type="float" office:value="0.393048884180208" calcext:value-type="float">
            <text:p>0.393048884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a_at_origin</text:p>
          </table:table-cell>
          <table:table-cell office:value-type="float" office:value="-0.069599734606161" calcext:value-type="float">
            <text:p>-0.0695997346</text:p>
          </table:table-cell>
          <table:table-cell office:value-type="float" office:value="0.0851189720005623" calcext:value-type="float">
            <text:p>0.085118972</text:p>
          </table:table-cell>
          <table:table-cell office:value-type="float" office:value="4.46447084712965" calcext:value-type="float">
            <text:p>4.4644708471</text:p>
          </table:table-cell>
          <table:table-cell table:number-columns-repeated="6"/>
          <table:table-cell table:formula="of:=ABS([.L6])" office:value-type="float" office:value="0.00517530010535969" calcext:value-type="float">
            <text:p>0.0051753001</text:p>
          </table:table-cell>
          <table:table-cell table:formula="of:=ABS([.M6])" office:value-type="float" office:value="0.0137567525030672" calcext:value-type="float">
            <text:p>0.0137567525</text:p>
          </table:table-cell>
          <table:table-cell table:formula="of:=ABS([.N6])" office:value-type="float" office:value="0.302969389577357" calcext:value-type="float">
            <text:p>0.302969389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a_at_origin</text:p>
          </table:table-cell>
          <table:table-cell office:value-type="float" office:value="-0.0703406152419071" calcext:value-type="float">
            <text:p>-0.0703406152</text:p>
          </table:table-cell>
          <table:table-cell office:value-type="float" office:value="0.0271771571571966" calcext:value-type="float">
            <text:p>0.0271771572</text:p>
          </table:table-cell>
          <table:table-cell office:value-type="float" office:value="-1.41420879765991" calcext:value-type="float">
            <text:p>-1.4142087977</text:p>
          </table:table-cell>
          <table:table-cell table:number-columns-repeated="6"/>
          <table:table-cell table:formula="of:=ABS([.L7])" office:value-type="float" office:value="0.00569189265698199" calcext:value-type="float">
            <text:p>0.0056918927</text:p>
          </table:table-cell>
          <table:table-cell table:formula="of:=ABS([.M7])" office:value-type="float" office:value="0.016213893183178" calcext:value-type="float">
            <text:p>0.0162138932</text:p>
          </table:table-cell>
          <table:table-cell table:formula="of:=ABS([.N7])" office:value-type="float" office:value="0.487567559408868" calcext:value-type="float">
            <text:p>0.48756755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era_at_origin</text:p>
          </table:table-cell>
          <table:table-cell office:value-type="float" office:value="-0.0784232402614329" calcext:value-type="float">
            <text:p>-0.0784232403</text:p>
          </table:table-cell>
          <table:table-cell office:value-type="float" office:value="0.0714635264252097" calcext:value-type="float">
            <text:p>0.0714635264</text:p>
          </table:table-cell>
          <table:table-cell office:value-type="float" office:value="4.41463656924755" calcext:value-type="float">
            <text:p>4.4146365692</text:p>
          </table:table-cell>
          <table:table-cell table:number-columns-repeated="6"/>
          <table:table-cell table:formula="of:=ABS([.L8])" office:value-type="float" office:value="0.00484973460616101" calcext:value-type="float">
            <text:p>0.0048497346</text:p>
          </table:table-cell>
          <table:table-cell table:formula="of:=ABS([.M8])" office:value-type="float" office:value="0.0168810279994377" calcext:value-type="float">
            <text:p>0.016881028</text:p>
          </table:table-cell>
          <table:table-cell table:formula="of:=ABS([.N8])" office:value-type="float" office:value="0.299170843596526" calcext:value-type="float">
            <text:p>0.29917084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era_at_origin</text:p>
          </table:table-cell>
          <table:table-cell office:value-type="float" office:value="-0.0986991638960788" calcext:value-type="float">
            <text:p>-0.0986991639</text:p>
          </table:table-cell>
          <table:table-cell office:value-type="float" office:value="0.0343582594720555" calcext:value-type="float">
            <text:p>0.0343582595</text:p>
          </table:table-cell>
          <table:table-cell office:value-type="float" office:value="-3.61786457244567" calcext:value-type="float">
            <text:p>-3.6178645724</text:p>
          </table:table-cell>
          <table:table-cell table:number-columns-repeated="6"/>
          <table:table-cell table:formula="of:=ABS([.L9])" office:value-type="float" office:value="0.0028406152419071" calcext:value-type="float">
            <text:p>0.0028406152</text:p>
          </table:table-cell>
          <table:table-cell table:formula="of:=ABS([.M9])" office:value-type="float" office:value="0.00232284284280339" calcext:value-type="float">
            <text:p>0.0023228428</text:p>
          </table:table-cell>
          <table:table-cell table:formula="of:=ABS([.N9])" office:value-type="float" office:value="0.249820757536034" calcext:value-type="float">
            <text:p>0.24982075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era_at_origin</text:p>
          </table:table-cell>
          <table:table-cell office:value-type="float" office:value="-0.092909521219017" calcext:value-type="float">
            <text:p>-0.0929095212</text:p>
          </table:table-cell>
          <table:table-cell office:value-type="float" office:value="0.0618457763221319" calcext:value-type="float">
            <text:p>0.0618457763</text:p>
          </table:table-cell>
          <table:table-cell office:value-type="float" office:value="4.29215365550638" calcext:value-type="float">
            <text:p>4.2921536555</text:p>
          </table:table-cell>
          <table:table-cell table:number-columns-repeated="6"/>
          <table:table-cell table:formula="of:=ABS([.L10])" office:value-type="float" office:value="0.0049232402614329" calcext:value-type="float">
            <text:p>0.0049232403</text:p>
          </table:table-cell>
          <table:table-cell table:formula="of:=ABS([.M10])" office:value-type="float" office:value="0.0175364735747903" calcext:value-type="float">
            <text:p>0.0175364736</text:p>
          </table:table-cell>
          <table:table-cell table:formula="of:=ABS([.N10])" office:value-type="float" office:value="0.252221802191445" calcext:value-type="float">
            <text:p>0.252221802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era_at_origin</text:p>
          </table:table-cell>
          <table:table-cell office:value-type="float" office:value="-0.0776965529029887" calcext:value-type="float">
            <text:p>-0.0776965529</text:p>
          </table:table-cell>
          <table:table-cell office:value-type="float" office:value="0.078874564500655" calcext:value-type="float">
            <text:p>0.0788745645</text:p>
          </table:table-cell>
          <table:table-cell office:value-type="float" office:value="1.59482058581169" calcext:value-type="float">
            <text:p>1.5948205858</text:p>
          </table:table-cell>
          <table:table-cell table:number-columns-repeated="6"/>
          <table:table-cell table:formula="of:=ABS([.L11])" office:value-type="float" office:value="0.00205083610392119" calcext:value-type="float">
            <text:p>0.0020508361</text:p>
          </table:table-cell>
          <table:table-cell table:formula="of:=ABS([.M11])" office:value-type="float" office:value="0.0183582594720555" calcext:value-type="float">
            <text:p>0.0183582595</text:p>
          </table:table-cell>
          <table:table-cell table:formula="of:=ABS([.N11])" office:value-type="float" office:value="0.463939629752865" calcext:value-type="float">
            <text:p>0.463939629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era_at_origin</text:p>
          </table:table-cell>
          <table:table-cell office:value-type="float" office:value="-0.0794197145639952" calcext:value-type="float">
            <text:p>-0.0794197146</text:p>
          </table:table-cell>
          <table:table-cell office:value-type="float" office:value="0.0653609055510156" calcext:value-type="float">
            <text:p>0.0653609056</text:p>
          </table:table-cell>
          <table:table-cell office:value-type="float" office:value="2.92303134234392" calcext:value-type="float">
            <text:p>2.9230313423</text:p>
          </table:table-cell>
          <table:table-cell table:number-columns-repeated="6"/>
          <table:table-cell table:formula="of:=ABS([.L12])" office:value-type="float" office:value="0.006159521219017" calcext:value-type="float">
            <text:p>0.0061595212</text:p>
          </table:table-cell>
          <table:table-cell table:formula="of:=ABS([.M12])" office:value-type="float" office:value="0.0179042236778681" calcext:value-type="float">
            <text:p>0.0179042237</text:p>
          </table:table-cell>
          <table:table-cell table:formula="of:=ABS([.N12])" office:value-type="float" office:value="0.249300154085844" calcext:value-type="float">
            <text:p>0.249300154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era_at_origin</text:p>
          </table:table-cell>
          <table:table-cell office:value-type="float" office:value="-0.101590914513277" calcext:value-type="float">
            <text:p>-0.1015909145</text:p>
          </table:table-cell>
          <table:table-cell office:value-type="float" office:value="-0.000261722418435362" calcext:value-type="float">
            <text:p>-0.0002617224</text:p>
          </table:table-cell>
          <table:table-cell office:value-type="float" office:value="-4.35888783664143" calcext:value-type="float">
            <text:p>-4.3588878366</text:p>
          </table:table-cell>
          <table:table-cell table:number-columns-repeated="6"/>
          <table:table-cell table:formula="of:=ABS([.L13])" office:value-type="float" office:value="0.00569655290298871" calcext:value-type="float">
            <text:p>0.0056965529</text:p>
          </table:table-cell>
          <table:table-cell table:formula="of:=ABS([.M13])" office:value-type="float" office:value="0.00712543549934501" calcext:value-type="float">
            <text:p>0.0071254355</text:p>
          </table:table-cell>
          <table:table-cell table:formula="of:=ABS([.N13])" office:value-type="float" office:value="0.354921086295195" calcext:value-type="float">
            <text:p>0.354921086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mera_at_origin</text:p>
          </table:table-cell>
          <table:table-cell office:value-type="float" office:value="-0.119298273219812" calcext:value-type="float">
            <text:p>-0.1192982732</text:p>
          </table:table-cell>
          <table:table-cell office:value-type="float" office:value="0.0589513293689734" calcext:value-type="float">
            <text:p>0.0589513294</text:p>
          </table:table-cell>
          <table:table-cell office:value-type="float" office:value="-3.33551599533533" calcext:value-type="float">
            <text:p>-3.3355159953</text:p>
          </table:table-cell>
          <table:table-cell table:number-columns-repeated="6"/>
          <table:table-cell table:formula="of:=ABS([.L14])" office:value-type="float" office:value="0.0275802854360048" calcext:value-type="float">
            <text:p>0.0275802854</text:p>
          </table:table-cell>
          <table:table-cell table:formula="of:=ABS([.M14])" office:value-type="float" office:value="0.00961090555101561" calcext:value-type="float">
            <text:p>0.0096109056</text:p>
          </table:table-cell>
          <table:table-cell table:formula="of:=ABS([.N14])" office:value-type="float" office:value="0.340810124223895" calcext:value-type="float">
            <text:p>0.34081012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era_at_origin</text:p>
          </table:table-cell>
          <table:table-cell office:value-type="float" office:value="-0.083359200195531" calcext:value-type="float">
            <text:p>-0.0833592002</text:p>
          </table:table-cell>
          <table:table-cell office:value-type="float" office:value="0.0764128647193152" calcext:value-type="float">
            <text:p>0.0764128647</text:p>
          </table:table-cell>
          <table:table-cell office:value-type="float" office:value="-2.39504861148189" calcext:value-type="float">
            <text:p>-2.3950486115</text:p>
          </table:table-cell>
          <table:table-cell table:number-columns-repeated="6"/>
          <table:table-cell table:formula="of:=ABS([.L15])" office:value-type="float" office:value="0.018840914513277" calcext:value-type="float">
            <text:p>0.0188409145</text:p>
          </table:table-cell>
          <table:table-cell table:formula="of:=ABS([.M15])" office:value-type="float" office:value="0.00426172241843535" calcext:value-type="float">
            <text:p>0.0042617224</text:p>
          </table:table-cell>
          <table:table-cell table:formula="of:=ABS([.N15])" office:value-type="float" office:value="0.521625719313779" calcext:value-type="float">
            <text:p>0.52162571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era_at_origin</text:p>
          </table:table-cell>
          <table:table-cell office:value-type="float" office:value="-0.0918419251909839" calcext:value-type="float">
            <text:p>-0.0918419252</text:p>
          </table:table-cell>
          <table:table-cell office:value-type="float" office:value="0.0536880406823839" calcext:value-type="float">
            <text:p>0.0536880407</text:p>
          </table:table-cell>
          <table:table-cell office:value-type="float" office:value="4.73478067343471" calcext:value-type="float">
            <text:p>4.7347806734</text:p>
          </table:table-cell>
          <table:table-cell table:number-columns-repeated="6"/>
          <table:table-cell table:formula="of:=ABS([.L16])" office:value-type="float" office:value="0.017048273219812" calcext:value-type="float">
            <text:p>0.0170482732</text:p>
          </table:table-cell>
          <table:table-cell table:formula="of:=ABS([.M16])" office:value-type="float" office:value="0.00579867063102662" calcext:value-type="float">
            <text:p>0.0057986706</text:p>
          </table:table-cell>
          <table:table-cell table:formula="of:=ABS([.N16])" office:value-type="float" office:value="0.420732722299203" calcext:value-type="float">
            <text:p>0.420732722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era_at_origin</text:p>
          </table:table-cell>
          <table:table-cell office:value-type="float" office:value="-0.0863521418469517" calcext:value-type="float">
            <text:p>-0.0863521418</text:p>
          </table:table-cell>
          <table:table-cell office:value-type="float" office:value="0.0478084986966945" calcext:value-type="float">
            <text:p>0.0478084987</text:p>
          </table:table-cell>
          <table:table-cell office:value-type="float" office:value="3.50111417991401" calcext:value-type="float">
            <text:p>3.5011141799</text:p>
          </table:table-cell>
          <table:table-cell table:number-columns-repeated="6"/>
          <table:table-cell table:formula="of:=ABS([.L17])" office:value-type="float" office:value="0.005609200195531" calcext:value-type="float">
            <text:p>0.0056092002</text:p>
          </table:table-cell>
          <table:table-cell table:formula="of:=ABS([.M17])" office:value-type="float" office:value="0.00333713528068477" calcext:value-type="float">
            <text:p>0.0033371353</text:p>
          </table:table-cell>
          <table:table-cell table:formula="of:=ABS([.N17])" office:value-type="float" office:value="0.420114600599914" calcext:value-type="float">
            <text:p>0.42011460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era_at_origin</text:p>
          </table:table-cell>
          <table:table-cell office:value-type="float" office:value="-0.107156125353193" calcext:value-type="float">
            <text:p>-0.1071561254</text:p>
          </table:table-cell>
          <table:table-cell office:value-type="float" office:value="0.0170814553742469" calcext:value-type="float">
            <text:p>0.0170814554</text:p>
          </table:table-cell>
          <table:table-cell office:value-type="float" office:value="4.35738857976341" calcext:value-type="float">
            <text:p>4.3573885798</text:p>
          </table:table-cell>
          <table:table-cell table:number-columns-repeated="6"/>
          <table:table-cell table:formula="of:=ABS([.L18])" office:value-type="float" office:value="0.0018419251909839" calcext:value-type="float">
            <text:p>0.0018419252</text:p>
          </table:table-cell>
          <table:table-cell table:formula="of:=ABS([.M18])" office:value-type="float" office:value="0.0150619593176161" calcext:value-type="float">
            <text:p>0.0150619593</text:p>
          </table:table-cell>
          <table:table-cell table:formula="of:=ABS([.N18])" office:value-type="float" office:value="0.385989788820043" calcext:value-type="float">
            <text:p>0.385989788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ra_at_origin</text:p>
          </table:table-cell>
          <table:table-cell office:value-type="float" office:value="-0.133280035560979" calcext:value-type="float">
            <text:p>-0.1332800356</text:p>
          </table:table-cell>
          <table:table-cell office:value-type="float" office:value="0.0211014651656098" calcext:value-type="float">
            <text:p>0.0211014652</text:p>
          </table:table-cell>
          <table:table-cell office:value-type="float" office:value="3.75536289609132" calcext:value-type="float">
            <text:p>3.7553628961</text:p>
          </table:table-cell>
          <table:table-cell table:number-columns-repeated="6"/>
          <table:table-cell table:formula="of:=ABS([.L19])" office:value-type="float" office:value="0.0213978581530483" calcext:value-type="float">
            <text:p>0.0213978582</text:p>
          </table:table-cell>
          <table:table-cell table:formula="of:=ABS([.M19])" office:value-type="float" office:value="0.00130849869669448" calcext:value-type="float">
            <text:p>0.0013084987</text:p>
          </table:table-cell>
          <table:table-cell table:formula="of:=ABS([.N19])" office:value-type="float" office:value="0.367505783633745" calcext:value-type="float">
            <text:p>0.36750578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ra_at_origin</text:p>
          </table:table-cell>
          <table:table-cell office:value-type="float" office:value="0.0328969071258261" calcext:value-type="float">
            <text:p>0.0328969071</text:p>
          </table:table-cell>
          <table:table-cell office:value-type="float" office:value="0.087380139808432" calcext:value-type="float">
            <text:p>0.0873801398</text:p>
          </table:table-cell>
          <table:table-cell office:value-type="float" office:value="-0.353037327864258" calcext:value-type="float">
            <text:p>-0.3530373279</text:p>
          </table:table-cell>
          <table:table-cell table:number-columns-repeated="6"/>
          <table:table-cell table:formula="of:=ABS([.L20])" office:value-type="float" office:value="0.031843874646807" calcext:value-type="float">
            <text:p>0.0318438746</text:p>
          </table:table-cell>
          <table:table-cell table:formula="of:=ABS([.M20])" office:value-type="float" office:value="0.00758145537424687" calcext:value-type="float">
            <text:p>0.0075814554</text:p>
          </table:table-cell>
          <table:table-cell table:formula="of:=ABS([.N20])" office:value-type="float" office:value="0.309469791675586" calcext:value-type="float">
            <text:p>0.30946979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BS([.L21])" office:value-type="float" office:value="0.002219964439021" calcext:value-type="float">
            <text:p>0.0022199644</text:p>
          </table:table-cell>
          <table:table-cell table:formula="of:=ABS([.M21])" office:value-type="float" office:value="0.00989853483439018" calcext:value-type="float">
            <text:p>0.0098985348</text:p>
          </table:table-cell>
          <table:table-cell table:formula="of:=ABS([.N21])" office:value-type="float" office:value="0.197816605705924" calcext:value-type="float">
            <text:p>0.1978166057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formula="of:=AVERAGE([.L27:.L45])" office:value-type="float" office:value="0.00899634134769337" calcext:value-type="float">
            <text:p>0.0089963413</text:p>
          </table:table-cell>
          <table:table-cell table:formula="of:=AVERAGE([.M27:.M45])" office:value-type="float" office:value="0.0106970030037152" calcext:value-type="float">
            <text:p>0.010697003</text:p>
          </table:table-cell>
          <table:table-cell table:formula="of:=AVERAGE([.N27:.N45])" office:value-type="float" office:value="0.347900602988945" calcext:value-type="float">
            <text:p>0.3479006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8:10:37.260113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00:13.857312532</meta:creation-date>
    <dc:date>2017-04-27T21:07:29.429659037</dc:date>
    <meta:editing-duration>P1DT2H19M43S</meta:editing-duration>
    <meta:editing-cycles>3</meta:editing-cycles>
    <meta:generator>LibreOffice/5.1.6.2$Linux_X86_64 LibreOffice_project/10m0$Build-2</meta:generator>
    <meta:document-statistic meta:table-count="1" meta:cell-count="488" meta:object-count="0"/>
  </office:meta>
</office:document-meta>
</file>